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aquel Intriago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quel Intriago</meta:initial-creator>
    <dc:creator>Raquel Intriago</dc:creator>
    <meta:creation-date>2019-10-23T13:13:00Z</meta:creation-date>
    <dc:date>2019-10-23T13:27:00Z</dc:date>
    <meta:template xlink:href="Normal.dotm" xlink:type="simple"/>
    <meta:editing-cycles>5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